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11b43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weight="normal" officeooo:rsid="000ee757" officeooo:paragraph-rsid="00111b43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11b43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weight="normal" officeooo:rsid="0016ce56" officeooo:paragraph-rsid="00111b43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52dd3" officeooo:paragraph-rsid="00111b4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67e83" officeooo:paragraph-rsid="00111b4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e93f1" officeooo:paragraph-rsid="00111b4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111b4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italic" fo:font-weight="normal" officeooo:rsid="00167e83" officeooo:paragraph-rsid="00111b43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fo:font-weight="normal" officeooo:rsid="00131307" officeooo:paragraph-rsid="00111b43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normal" officeooo:rsid="001321fb" officeooo:paragraph-rsid="00111b43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13e799" officeooo:paragraph-rsid="00111b43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bold" officeooo:rsid="0013e799" officeooo:paragraph-rsid="00111b43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bold" officeooo:rsid="001321fb" officeooo:paragraph-rsid="00111b43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weight="bold" officeooo:rsid="0011aa44" officeooo:paragraph-rsid="00111b43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1b4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25b480" officeooo:paragraph-rsid="00111b43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11b4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11b43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111b43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2a6099" fo:font-weight="bold" officeooo:rsid="0011aa44" officeooo:paragraph-rsid="00111b43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2a6099" fo:font-weight="bold" officeooo:rsid="0011348e" officeooo:paragraph-rsid="00111b43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800080" fo:font-style="italic" fo:font-weight="normal" officeooo:rsid="00167e83" officeooo:paragraph-rsid="00111b43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800080" fo:font-style="italic" fo:font-weight="normal" officeooo:rsid="00111b43" officeooo:paragraph-rsid="00111b43" style:font-style-asian="italic" style:font-weight-asian="normal" style:font-style-complex="italic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1aa44" style:font-weight-asian="normal" style:font-weight-complex="normal"/>
    </style:style>
    <style:style style:name="T3" style:family="text">
      <style:text-properties fo:color="#000000" fo:font-weight="normal" officeooo:rsid="0025b480" style:font-weight-asian="normal" style:font-weight-complex="normal"/>
    </style:style>
    <style:style style:name="T4" style:family="text">
      <style:text-properties fo:color="#000000" fo:font-weight="normal" officeooo:rsid="001585ae" style:font-weight-asian="normal" style:font-weight-complex="normal"/>
    </style:style>
    <style:style style:name="T5" style:family="text">
      <style:text-properties fo:color="#000000" fo:font-weight="bold" officeooo:rsid="0011aa44" style:font-weight-asian="bold" style:font-weight-complex="bold"/>
    </style:style>
    <style:style style:name="T6" style:family="text">
      <style:text-properties fo:color="#000000" fo:font-weight="bold" officeooo:rsid="0025b480" style:font-weight-asian="bold" style:font-weight-complex="bold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79a153" fo:background-color="transparent" loext:char-shading-value="0"/>
    </style:style>
    <style:style style:name="T10" style:family="text">
      <style:text-properties officeooo:rsid="000561cf" fo:background-color="transparent" loext:char-shading-value="0"/>
    </style:style>
    <style:style style:name="T11" style:family="text">
      <style:text-properties officeooo:rsid="0022e8a7" fo:background-color="transparent" loext:char-shading-value="0"/>
    </style:style>
    <style:style style:name="T12" style:family="text">
      <style:text-properties officeooo:rsid="00111b43" fo:background-color="transparent" loext:char-shading-value="0"/>
    </style:style>
    <style:style style:name="T13" style:family="text">
      <style:text-properties officeooo:rsid="000eb579"/>
    </style:style>
    <style:style style:name="T14" style:family="text">
      <style:text-properties officeooo:rsid="0011aa44"/>
    </style:style>
    <style:style style:name="T15" style:family="text">
      <style:text-properties officeooo:rsid="0004f2e5"/>
    </style:style>
    <style:style style:name="T16" style:family="text">
      <style:text-properties officeooo:rsid="000ee757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3e799" style:font-weight-asian="bold" style:font-weight-complex="bold"/>
    </style:style>
    <style:style style:name="T19" style:family="text">
      <style:text-properties fo:font-weight="bold" officeooo:rsid="001321fb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1321fb"/>
    </style:style>
    <style:style style:name="T22" style:family="text">
      <style:text-properties officeooo:rsid="001321fb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13e799"/>
    </style:style>
    <style:style style:name="T25" style:family="text">
      <style:text-properties officeooo:rsid="00131307"/>
    </style:style>
    <style:style style:name="T26" style:family="text">
      <style:text-properties officeooo:rsid="00152dd3"/>
    </style:style>
    <style:style style:name="T27" style:family="text">
      <style:text-properties officeooo:rsid="00167e83"/>
    </style:style>
    <style:style style:name="T28" style:family="text">
      <style:text-properties officeooo:rsid="001746b0"/>
    </style:style>
    <style:style style:name="T29" style:family="text">
      <style:text-properties officeooo:rsid="0017859c"/>
    </style:style>
    <style:style style:name="T30" style:family="text">
      <style:text-properties officeooo:rsid="001bc4ab"/>
    </style:style>
    <style:style style:name="T31" style:family="text">
      <style:text-properties officeooo:rsid="001d1546"/>
    </style:style>
    <style:style style:name="T32" style:family="text">
      <style:text-properties fo:color="#00a933" fo:font-weight="bold" officeooo:rsid="0011aa44" style:font-weight-asian="bold" style:font-weight-complex="bold"/>
    </style:style>
    <style:style style:name="T33" style:family="text">
      <style:text-properties fo:color="#00a933" fo:font-weight="bold" officeooo:rsid="00137ef6" style:font-weight-asian="bold" style:font-weight-complex="bold"/>
    </style:style>
    <style:style style:name="T34" style:family="text">
      <style:text-properties officeooo:rsid="00111b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YBE</text:p>
      <text:p text:style-name="P22"><text:span text:style-name="T9">Modulo I</text:span><text:span text:style-name="T12">V</text:span><text:span text:style-name="T9"> – Ciência da Computação</text:span></text:p>
      <text:p text:style-name="P23"/>
      <text:p text:style-name="P23"/>
      <text:p text:style-name="P23"><text:span text:style-name="T14">Bloco 34: Arquitetura de Computadores e Redes</text:span></text:p>
      <text:p text:style-name="P23"/>
      <text:p text:style-name="P3"/>
      <text:p text:style-name="P4"/>
      <text:p text:style-name="P24"><text:span text:style-name="T15">1)</text:span> <text:span text:style-name="T34">Bla</text:span></text:p>
      <text:p text:style-name="P5"/>
      <text:p text:style-name="P12">Bla</text:p>
      <text:p text:style-name="P25"><text:s/></text:p>
      <text:p text:style-name="P28">Bla</text:p>
      <text:p text:style-name="P12"/>
      <text:p text:style-name="P12">Bla</text:p>
      <text:p text:style-name="P7"/>
      <text:p text:style-name="P28">Bla</text:p>
      <text:p text:style-name="P27"/>
      <text:p text:style-name="P12">Bla</text:p>
      <text:p text:style-name="P30">Bla</text:p>
      <text:p text:style-name="P19"/>
      <text:p text:style-name="P19"/>
      <text:p text:style-name="P20">Dicas diversas:</text:p>
      <text:p text:style-name="P11"/>
      <text:p text:style-name="P12">Bla</text:p>
      <text:p text:style-name="P11"/>
      <text:p text:style-name="P7"/>
      <text:p text:style-name="P6">------------------------------------------------------------------------------------------------------------------</text:p>
      <text:p text:style-name="P6"/>
      <text:p text:style-name="P24"><text:span text:style-name="T15">1)</text:span> <text:span text:style-name="T34">Bla</text:span></text:p>
      <text:p text:style-name="P5"/>
      <text:p text:style-name="P12">Bla</text:p>
      <text:p text:style-name="P25"><text:s/></text:p>
      <text:p text:style-name="P28">Bla</text:p>
      <text:p text:style-name="P12"/>
      <text:p text:style-name="P12">Bla</text:p>
      <text:p text:style-name="P7"/>
      <text:p text:style-name="P28">Bla</text:p>
      <text:p text:style-name="P27"/>
      <text:p text:style-name="P12">Bla</text:p>
      <text:p text:style-name="P30">Bla</text:p>
      <text:p text:style-name="P19"/>
      <text:p text:style-name="P19"/>
      <text:p text:style-name="P20">Dicas diversas:</text:p>
      <text:p text:style-name="P11"/>
      <text:p text:style-name="P12">Bla</text:p>
      <text:p text:style-name="P11"/>
      <text:p text:style-name="P7"/>
      <text:p text:style-name="P6"><text:span text:style-name="T2">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11:08.210313895</meta:creation-date>
    <dc:date>2021-02-08T13:15:00.559839799</dc:date>
    <meta:editing-duration>PT3M52S</meta:editing-duration>
    <meta:editing-cycles>1</meta:editing-cycles>
    <meta:document-statistic meta:table-count="0" meta:image-count="0" meta:object-count="0" meta:page-count="1" meta:paragraph-count="25" meta:word-count="37" meta:character-count="397" meta:non-whitespace-character-count="380"/>
    <meta:generator>LibreOffice/6.4.6.2$Linux_X86_64 LibreOffice_project/40$Build-2</meta:generator>
  </office:meta>
</office:document-meta>
</file>